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Arial1" svg:font-family="Arial, sans-serif"/>
    <style:font-face style:name="OpenSymbol" svg:font-family="OpenSymbol"/>
    <style:font-face style:name="webkit-standard" svg:font-family="webkit-standard"/>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fo:color="#006699" style:font-name="Calibri"/>
    </style:style>
    <style:style style:name="P4" style:family="paragraph" style:parent-style-name="Standard">
      <style:paragraph-properties style:text-autospace="none"/>
      <style:text-properties fo:color="#006699" style:font-name="Calibri"/>
    </style:style>
    <style:style style:name="P5" style:family="paragraph" style:parent-style-name="Standard">
      <style:text-properties fo:color="#000000" style:font-name="Calibri"/>
    </style:style>
    <style:style style:name="P6" style:family="paragraph" style:parent-style-name="Standard">
      <style:paragraph-properties style:text-autospace="none"/>
      <style:text-properties fo:color="#000000" style:font-name="Calibri"/>
    </style:style>
    <style:style style:name="P7" style:family="paragraph" style:parent-style-name="Standard">
      <style:paragraph-properties style:text-autospace="none"/>
      <style:text-properties fo:color="#000000" style:font-name="Calibri" fo:font-size="12pt" style:font-size-asian="12pt" style:font-size-complex="12pt"/>
    </style:style>
    <style:style style:name="P8" style:family="paragraph" style:parent-style-name="Standard">
      <style:text-properties fo:font-variant="normal" fo:text-transform="none" fo:color="#000000" style:font-name="Calibri" fo:font-size="12pt" fo:letter-spacing="normal" fo:font-style="normal" fo:font-weight="normal" style:font-size-asian="12pt" style:font-size-complex="12pt"/>
    </style:style>
    <style:style style:name="P9" style:family="paragraph" style:parent-style-name="Standard">
      <style:paragraph-properties style:text-autospace="none"/>
      <style:text-properties fo:font-variant="normal" fo:text-transform="none" fo:color="#000000" style:font-name="Calibri" fo:font-size="12pt" fo:letter-spacing="normal" fo:font-style="normal" fo:font-weight="normal" style:font-size-asian="12pt" style:font-size-complex="12pt"/>
    </style:style>
    <style:style style:name="P10" style:family="paragraph" style:parent-style-name="Standard">
      <style:paragraph-properties style:text-autospace="none"/>
      <style:text-properties style:use-window-font-color="true" style:font-name="Calibri" fo:font-size="11pt" fo:font-weight="bold" style:font-name-asian="AppleSystemUIFont" style:font-size-asian="11pt" style:font-weight-asian="bold" style:font-name-complex="AppleSystemUIFont" style:font-size-complex="11pt" style:font-weight-complex="bold"/>
    </style:style>
    <style:style style:name="P11" style:family="paragraph" style:parent-style-name="Standard">
      <style:paragraph-properties fo:break-before="page"/>
      <style:text-properties style:use-window-font-color="true" style:font-name="Calibri" fo:font-size="11pt" fo:font-weight="bold" style:font-name-asian="AppleSystemUIFont" style:font-size-asian="11pt" style:font-weight-asian="bold" style:font-name-complex="AppleSystemUIFont" style:font-size-complex="11pt" style:font-weight-complex="bold"/>
    </style:style>
    <style:style style:name="P12" style:family="paragraph" style:parent-style-name="Standard">
      <style:paragraph-properties fo:break-before="page" style:text-autospace="none"/>
      <style:text-properties style:use-window-font-color="true" style:font-name="Calibri" fo:font-size="11pt" fo:font-weight="bold" style:font-name-asian="AppleSystemUIFont" style:font-size-asian="11pt" style:font-weight-asian="bold" style:font-name-complex="AppleSystemUIFont" style:font-size-complex="11pt" style:font-weight-complex="bold"/>
    </style:style>
    <style:style style:name="P13" style:family="paragraph" style:parent-style-name="Standard">
      <style:text-properties style:font-name="Calibri"/>
    </style:style>
    <style:style style:name="P14" style:family="paragraph" style:parent-style-name="Standard">
      <style:text-properties fo:color="#000000" style:font-name="Calibri"/>
    </style:style>
    <style:style style:name="P15" style:family="paragraph" style:parent-style-name="Standard">
      <style:paragraph-properties style:text-autospace="none"/>
      <style:text-properties fo:color="#000000" style:font-name="Calibri"/>
    </style:style>
    <style:style style:name="P16" style:family="paragraph" style:parent-style-name="Standard">
      <style:paragraph-properties style:text-autospace="none"/>
      <style:text-properties fo:color="#000000" style:font-name="Calibri" fo:font-size="12pt" style:font-size-asian="12pt" style:font-size-complex="12pt"/>
    </style:style>
    <style:style style:name="T1" style:family="text">
      <style:text-properties fo:color="#006699"/>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italic" fo:font-weight="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style:font-name="Calibri" fo:letter-spacing="normal" fo:font-style="normal" fo:font-weight="normal"/>
    </style:style>
    <style:style style:name="T9" style:family="text">
      <style:text-properties fo:font-variant="normal" fo:text-transform="none" fo:font-size="12pt" fo:letter-spacing="normal" fo:font-style="normal" fo:font-weight="normal" style:font-size-asian="12pt" style:font-size-complex="12pt"/>
    </style:style>
    <style:style style:name="T10" style:family="text">
      <style:text-properties fo:font-weight="bold" style:font-weight-asian="bold" style:font-weight-complex="bold"/>
    </style:style>
    <style:style style:name="T11" style:family="text">
      <style:text-properties fo:color="#222222" fo:letter-spacing="normal" fo:font-style="italic" fo:font-weight="normal"/>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imal Assisted Interventions (AAIs)</text:p>
      <text:p text:style-name="P3">Description of AAIs</text:p>
      <text:p text:style-name="P1">Animal-assisted interventions (AAIs) refer to therapeutic practices based on structured human-animal interactions. The main aim of IAA is to improve physical, emotional, behavioral and social well-being. These interventions can be of different types: </text:p>
      <text:p text:style-name="P1">- <text:span text:style-name="T10">Animal-Assisted Therapy</text:span> (AAT) : highly structured, incorporating animals into a therapeutic setting to achieve specific treatment goals. Equine-assisted therapy (EAT) is one example: interactions with horses aim to improve physical coordination, balance and emotional stability.</text:p>
      <text:p text:style-name="P1">- <text:span text:style-name="T10">Animal-Assisted Activities</text:span> (AAA) : These interventions are less structured and focus on improving general well-being and motivation through interactions with animals. Activities may include petting, grooming or simply being in the presence of animals, with the aim of promoting relaxation and reducing stress.</text:p>
      <text:p text:style-name="P1">- <text:span text:style-name="T10">Animal-Assisted Education</text:span> (AEE) : integrates animals into educational environments to support academic and social learning. </text:p>
      <text:p text:style-name="P1"/>
      <text:p text:style-name="P3">Application in ASD: targeted symptoms and outcomes</text:p>
      <text:p text:style-name="P1">In the context of ASD, these interventions target several symptoms and outcomes : </text:p>
      <text:p text:style-name="P1">- <text:span text:style-name="T10">communication and social interaction: </text:span>a non-judgmental, motivating context to practice these skills.</text:p>
      <text:p text:style-name="P1">- <text:span text:style-name="T10">stereotypical and disruptive behaviors</text:span>: reduction in repetitive actions and outbursts through a calming effect</text:p>
      <text:p text:style-name="P1">- <text:span text:style-name="T10">emotional regulation</text:span>: targetting reduced anxiety and emotional stability</text:p>
      <text:p text:style-name="P1">- <text:span text:style-name="T10">cognitive and motor skills</text:span><text:span text:style-name="T12">:</text:span><text:span text:style-name="T10"> </text:span>coordination, planning, and compliance with instructions)</text:p>
      <text:p text:style-name="P1"/>
      <text:p text:style-name="P3">Underlying mechanisms of action</text:p>
      <text:p text:style-name="P1">Hormonal changes, stress reduction, sensory integration and improved motivation : </text:p>
      <text:p text:style-name="P1">- <text:span text:style-name="T10">Release of oxytocin</text:span>: a hormone associated with social bonding and stress reduction), which can improve social interactions and reduce anxiety.</text:p>
      <text:p text:style-name="P1">- <text:span text:style-name="T10">Reduction in cortisol levels</text:span> (stress hormone), which can contribute to calming and anxiety relief, as well as improving emotional and behavioural outcomes.</text:p>
      <text:p text:style-name="P1">- <text:span text:style-name="T10">Sensory integration</text:span>: a controlled and engaging way of exposing individuals to a variety of sensory stimuli, with the aim of desensitising and improving sensory processing.</text:p>
      <text:p text:style-name="P1">- <text:span text:style-name="T10">Improved motivation</text:span>: the presence of animals provides a predictable, non-judgmental social environment, which can improve engagement and motivation in therapeutic activities, and therefore increase the chances of achieving goals.</text:p>
      <text:p text:style-name="P1"/>
      <text:p text:style-name="P3">Additional ressources</text:p>
      <text:p text:style-name="P1">• Brondino, N., Fusar-Poli, L., Rocchetti, M., Provenzani, U., Barale, F., &amp; Politi, P. (2015). Complementary and alternative therapies for autism spectrum disorder. <text:span text:style-name="T13">Evidence-Based Complementary and Alternative Medicine</text:span>.</text:p>
      <text:p text:style-name="P1">• Fine, A. H. (Ed.). (2019). Handbook on animal-assisted therapy: Foundations and guidelines for animal-assisted interventions. <text:span text:style-name="T13">Academic press</text:span>.</text:p>
      <text:p text:style-name="P1">• Sandbank, M., Bottema-Beutel, K., Crowley, S., Cassidy, M., Dunham, K., Feldman, J. I., ... &amp; Woynaroski, T. G. (2020). Project AIM: Autism intervention meta-analysis for studies of young children. <text:span text:style-name="T13">Psychological bulletin</text:span>, 146(1), 1.</text:p>
      <text:p text:style-name="P11">Acupuncture</text:p>
      <text:p text:style-name="P3">Description</text:p>
      <text:p text:style-name="P5">Acupuncture is a technique of traditional Chinese medicine. It involves inserting fine needles into specific points on the body, called acupoints, to regulate the flow of energy (Qi) and restore general balance. It includes various techniques such as body acupuncture, scalp acupuncture and electroacupuncture. Treatment protocols are generally tailored to individual needs and administered by qualified practitioners. </text:p>
      <text:p text:style-name="P3"/>
      <text:p text:style-name="P3">Application in ASD : targeted symptoms and outcomes</text:p>
      <text:p text:style-name="P1">In the context of ASD, acupuncture is considered to be a complementary and alternative medicine. It aims to reduce the symptoms and to improve general well-being.</text:p>
      <text:p text:style-name="P1">- <text:span text:style-name="T10">Social communication and interaction</text:span> (e.g. eye contact, verbal communication and social engagement)</text:p>
      <text:p text:style-name="P1">- <text:span text:style-name="T10">Behavioural symptoms</text:span> (e.g. stereotyped behaviour, hyperactivity, irritability)</text:p>
      <text:p text:style-name="P1">- <text:span text:style-name="T10">Cognitive functioning</text:span> (attention, memory and learning abilities, with a focus on transfer to academic performance and daily functioning.</text:p>
      <text:p text:style-name="P1">- <text:span text:style-name="T10">Sensory </text:span><text:span text:style-name="Strong_20_Emphasis"><text:span text:style-name="T4">Processing</text:span></text:span> (hypersensitivity or hyposensitivity to sensory stimuli, to reduce associated distress)</text:p>
      <text:p text:style-name="P1">- <text:span text:style-name="T10">Emotional and behavioral regulation</text:span> (anxiety and stress reduction, mood regulation, improved emotional well-being)</text:p>
      <text:p text:style-name="P1"/>
      <text:p text:style-name="P3">Underlying mechanisms of action</text:p>
      <text:p text:style-name="P1">- <text:span text:style-name="T10">Modulation of neurotransmitters:</text:span> potential influence on neurotransmitter levels (e.g. serotonin, dopamine), involved in mood regulation, social behavior and cognitive functions.</text:p>
      <text:p text:style-name="P1">- <text:span text:style-name="T10">Regulation of the autonomic nervous</text:span>: potential influence on physiological responses to stress and anxiety. </text:p>
      <text:p text:style-name="P1"/>
      <text:p text:style-name="P3">Additional ressources</text:p>
      <text:p text:style-name="P8">• Brondino, N., Fusar-Poli, L., Rocchetti, M., Provenzani, U., Barale, F., &amp; Politi, P. (2015). Complementary and alternative therapies for autism spectrum disorder. <text:span text:style-name="T13">Evidence-Based Complementary and Alternative Medicine</text:span>.</text:p>
      <text:p text:style-name="P8">• DeFilippis, M. (2018). The use of complementary alternative medicine in children and adolescents with autism spectrum disorder. <text:span text:style-name="T13">Psychopharmacology bulletin</text:span>, 48(1), 40.</text:p>
      <text:p text:style-name="P8"/>
      <text:p text:style-name="P3"/>
      <text:p text:style-name="P12">Gluten-free/Casein-free diets</text:p>
      <text:p text:style-name="P3">Description</text:p>
      <text:p text:style-name="P5">The gluten-free, casein-free diet (GFCF) is a dietary intervention that excludes gluten (a protein found in wheat, barley and rye) and casein (a protein found in dairy products). The GFCF diet is implemented by eliminating all sources of gluten and casein from the intolerant individual's diet : bread, pasta, cereals, dairy products. It is generally supervised by health professionals (nutritionists, dieticians), to ensure that it is nutritionally balanced.</text:p>
      <text:p text:style-name="P3"/>
      <text:p text:style-name="P3">Application in ASD : targeted symptoms and outcomes</text:p>
      <text:p text:style-name="P1">In the context of ASD, the use of these diets is considered an alternative and complementary intervention, as it is based on the assumption that people with ASD may have difficulties assimilating these proteins, which could exacerbate symptoms associated, such as : </text:p>
      <text:p text:style-name="P1">- <text:span text:style-name="T10">Behavioral symptoms</text:span> (hyperactivity, repetitive behaviors, aggression, social withdrawal)</text:p>
      <text:p text:style-name="P1">- <text:span text:style-name="T10">Gastrointestinal problems</text:span> (constipation, diarrhea, bloating).</text:p>
      <text:p text:style-name="P1"/>
      <text:p text:style-name="P1"><text:span text:style-name="T1">Underlying mechanisms of action</text:span><text:line-break/>- <text:span text:style-name="T10">Opioid excess theory</text:span>: suggests that gluten and casein break down into peptides that mimic opioids. They can cross the intestinal barrier and enter the bloodstream, potentially affecting the central nervous system and contributing to ASD symptoms.</text:p>
      <text:p text:style-name="P1">- <text:span text:style-name="T10">Hypothesis of increased intestinal permeability</text:span> in people with ASD: reducing consumption of gluten- and casein-based foods could help reduce this permeability and, hence, inflammation.</text:p>
      <text:p text:style-name="P1"/>
      <text:p text:style-name="P3">Additional ressources</text:p>
      <text:p text:style-name="P8">• Brondino, N., Fusar-Poli, L., Rocchetti, M., Provenzani, U., Barale, F., &amp; Politi, P. (2015). Complementary and alternative therapies for autism spectrum disorder. <text:span text:style-name="T13">Evidence-Based Complementary and Alternative Medicine</text:span>.</text:p>
      <text:p text:style-name="P8">• DeFilippis, M. (2018). The use of complementary alternative medicine in children and adolescents with autism spectrum disorder. <text:span text:style-name="T13">Psychopharmacology bulletin</text:span>, 48(1), 40.</text:p>
      <text:p text:style-name="P8">• Höfer, J., Hoffmann, F., &amp; Bachmann, C. (2017). Use of complementary and alternative medicine in children and adolescents with autism spectrum disorder: A systematic review. <text:span text:style-name="T13">Autism</text:span>, 21(4), 387-402.</text:p>
      <text:p text:style-name="P8"/>
      <text:p text:style-name="P12">East Asian Herbal Medicine</text:p>
      <text:p text:style-name="P3">Description</text:p>
      <text:p text:style-name="P5">East Asian Herbal Medicine refers to a series of traditional therapies originating in East Asian countries (mainly China, Japan and Korea). These therapies are based on blends formulated from plants, roots and other natural substances, and aim to treat various disorders. Herbal formulas are selected based on traditional diagnostic methods and are adapted to the patient's individual needs (constitution, specific symptoms, general state of health).</text:p>
      <text:p text:style-name="P3"/>
      <text:p text:style-name="P3">Application in ASD : targeted symptoms and outcomes</text:p>
      <text:p text:style-name="P1">In the context of ASD, <text:span text:style-name="T2">East Asian Herbal Medicine</text:span> is employed as a complementary medicine, integrated with conventional therapies, targeting core and associated symptoms, including :</text:p>
      <text:p text:style-name="P1">- <text:span text:style-name="T10">Behavioural symptoms</text:span> (hyperactivity, irritability, aggression)</text:p>
      <text:p text:style-name="P1">- <text:span text:style-name="T10">Social and communication skills</text:span></text:p>
      <text:p text:style-name="P1">- <text:span text:style-name="T10">Cognitive function impairments</text:span> (attention, memory, executive functions, learning skills)</text:p>
      <text:p text:style-name="P1">- <text:span text:style-name="T10">Gastrointestinal issues</text:span> (constipation, diarrhea, abdominal discomfort)</text:p>
      <text:p text:style-name="P1"/>
      <text:p text:style-name="P3">Underlying mechanisms of action</text:p>
      <text:p text:style-name="P1">- <text:span text:style-name="T10">Neuroprotective effects</text:span> (reduction of oxidative stress, inflammation)</text:p>
      <text:p text:style-name="P1">- <text:span text:style-name="T10">Modulation of neurotransmitters</text:span> (serotonin, dopamine, GABA, involved in mood, cognitive functioning and behaviour)</text:p>
      <text:p text:style-name="P1">- <text:span text:style-name="T10">Regulation of the immune system</text:span> (hypothesis of a reduction in neuroinflammation, and therefore an attenuation of certain behavioural and cognitive symptoms)</text:p>
      <text:p text:style-name="P1">- <text:span text:style-name="T10">Gastrointestinal health</text:span> (hypothesis of an improvement in digestion, inflammation and intestinal microbiota, with a positive impact on behavioural and cognitive outcomes).</text:p>
      <text:p text:style-name="P1"/>
      <text:p text:style-name="P3">Additional ressources</text:p>
      <text:p text:style-name="P8">• Brondino, N., Fusar-Poli, L., Rocchetti, M., Provenzani, U., Barale, F., &amp; Politi, P. (2015). Complementary and alternative therapies for autism spectrum disorder. <text:span text:style-name="T13">Evidence-Based Complementary and Alternative Medicine</text:span>.</text:p>
      <text:p text:style-name="P8">• DeFilippis, M. (2018). The use of complementary alternative medicine in children and adolescents with autism spectrum disorder. <text:span text:style-name="T13">Psychopharmacology bulletin</text:span>, 48(1), 40.</text:p>
      <text:p text:style-name="P8">• Höfer, J., Hoffmann, F., &amp; Bachmann, C. (2017). Use of complementary and alternative medicine in children and adolescents with autism spectrum disorder: A systematic review. <text:span text:style-name="T13">Autism</text:span>, 21(4), 387-402.</text:p>
      <text:p text:style-name="P12">Melatonin</text:p>
      <text:p text:style-name="P3">Description</text:p>
      <text:p text:style-name="P5">Melatonin is a hormone produced mainly by the pineal gland in the brain. It is involved in regulating the sleep-wake cycle by signalling the body to prepare for sleep when night falls. <text:s/>Melatonin supplementation aims to regulate sleep cycles and to provide better rest. As a result, it can help improve behavioural and cognitive outcomes. </text:p>
      <text:p text:style-name="P3"/>
      <text:p text:style-name="P3">Application in ASD: targeted symptoms and outcomes</text:p>
      <text:p text:style-name="P1">Melatonin is used for the same purpose in ASD, where sleep disorders are frequently observed (difficulty falling asleep, frequent night-time awakenings and poor sleep quality) and can exacerbate other symptoms and affect daytime functioning :</text:p>
      <text:p text:style-name="P1">- <text:span text:style-name="T10">Sleep Onset Latency </text:span>(reduction in the time taken to fall asleep)</text:p>
      <text:p text:style-name="P1">- <text:span text:style-name="T10">Sleep Duration</text:span> (longer and more restorative sleep periods)</text:p>
      <text:p text:style-name="P1">- <text:span text:style-name="T10">Night awakenings</text:span> (reduction in frequency and duration)</text:p>
      <text:p text:style-name="P1">- <text:span text:style-name="T10">Daytime Behavior and Functioning</text:span> (positive impact of Improving sleep: irritability and hyperactivity reduction ; attention and learning capacity improving).</text:p>
      <text:p text:style-name="P1"/>
      <text:p text:style-name="P3">Underlying mechanisms of action</text:p>
      <text:p text:style-name="P1">- <text:span text:style-name="T10">Regulation of Circadian Rhythms</text:span> (often disrupted in ASD): involvement in synchronising the internal clock with the environment, promoting a regular sleep-wake cycle. </text:p>
      <text:p text:style-name="P1">- <text:span text:style-name="T10">Sedative Effects</text:span>: promotes relaxation, reducing the Sleep Onset Latency  </text:p>
      <text:p text:style-name="P1">- <text:span text:style-name="T10">Antioxidant Properties</text:span>: hypothesis of protection against oxidative stress, which may contribute to its overall effectiveness in improving sleep and associated symptoms</text:p>
      <text:p text:style-name="P1"/>
      <text:p text:style-name="P3">Additional ressources</text:p>
      <text:p text:style-name="P8">• Brondino, N., Fusar-Poli, L., Rocchetti, M., Provenzani, U., Barale, F., &amp; Politi, P. (2015). Complementary and alternative therapies for autism spectrum disorder. <text:span text:style-name="T13">Evidence-Based Complementary and Alternative Medicine</text:span>.</text:p>
      <text:p text:style-name="P8">• DeFilippis, M. (2018). The use of complementary alternative medicine in children and adolescents with autism spectrum disorder. <text:span text:style-name="T13">Psychopharmacology bulletin</text:span>, 48(1), 40.</text:p>
      <text:p text:style-name="P5">• Wu, Z. Y., Zou, J. J., Wang, Q. X., Naveed, M., Bao, H. N., Wang, W., ... &amp; Han, F. (2020). Autism spectrum disorder (ASD): disturbance of the melatonin system and its implications. <text:span text:style-name="T13">biomedicine &amp; Pharmacotherapy</text:span>, 130, 110496.</text:p>
      <text:p text:style-name="P4"/>
      <text:p text:style-name="P4"/>
      <text:p text:style-name="P12">Music Therapy</text:p>
      <text:p text:style-name="P3">Description</text:p>
      <text:p text:style-name="P5">Music therapy draws on the emotional, cognitive and social dimensions of music to promote improvements, in these areas, and/or to achieve therapeutic goals. Interventions involve structured musical activities such as singing, playing an instrument, improvising and listening to music, which are designed to involve individuals in a motivating and enjoyable way. </text:p>
      <text:p text:style-name="P3"/>
      <text:p text:style-name="P3">Application in ASD: targeted symptoms and outcomes</text:p>
      <text:p text:style-name="P1">In the context of ASD, music therapy has emerged as a complementary and alternative therapy aimed at improving various core symptoms and associated behaviours :</text:p>
      <text:p text:style-name="P1">- <text:span text:style-name="T10">Social interaction and communication </text:span>(through opportunities for joint attention, role-taking, social reciprocity, verbal and non-verbal communication)</text:p>
      <text:p text:style-name="P1">- <text:span text:style-name="T10">Behaviour regulation</text:span> (hyperactivity, aggression, repetitive behaviours): the structured yet flexible nature of the musical interactions offered provides a safe space for self-expression and emotional regulation.</text:p>
      <text:p text:style-name="P1">- <text:span text:style-name="T10">Emotion and mood regulation</text:span>: harnessing the emotional resonance of music to help people process and express their feelings.</text:p>
      <text:p text:style-name="P1">- <text:span text:style-name="T10">Cognitive skills</text:span> (attention, memory, executive functions): The complex, multisensory nature of musical activities provides cognitive stimulation.</text:p>
      <text:p text:style-name="P1"/>
      <text:p text:style-name="P3">Underlying mechanisms of action</text:p>
      <text:p text:style-name="P1">- <text:span text:style-name="T10">Neural Activation</text:span> (brain regions involved in emotion, cognition, and motor control): <text:s/>Hypothesis of a promotion of cerebral plasticity and connectivity.</text:p>
      <text:p text:style-name="P1">- <text:span text:style-name="T10">Sensory Regulation</text:span>: hypothesis of a better modulation of sensory inputs, via a calming or stimulating effect depending on the individual's needs, which can consequently reduce sensory overload and favour a state conducive to learning and interaction.</text:p>
      <text:p text:style-name="P1">- <text:span text:style-name="T10">Social Motivation</text:span>: a context that provides an ecological framework (interactions with the therapist and peers) for practising social skills. A motivation to participate in social exchanges potentially reinforced by the shared pleasure of music. <text:s/></text:p>
      <text:p text:style-name="P1">- <text:span text:style-name="T10">Emotional Engagement</text:span>: related to the emotional reactions intrinsically linked to the musical experience, which can be exploited for therapeutic purposes to involve individuals. </text:p>
      <text:p text:style-name="P1"/>
      <text:p text:style-name="P3">Additional ressources</text:p>
      <text:p text:style-name="P6">• Brondino, N., Fusar-Poli, L., Rocchetti, M., Provenzani, U., Barale, F., &amp; Politi, P. (2015). Complementary and alternative therapies for autism spectrum disorder. <text:span text:style-name="T13">Evidence-Based Complementary and Alternative Medicine</text:span>.</text:p>
      <text:p text:style-name="P6">• Reschke-Hernández, A. E. (2012). Music-based intervention reporting for children with autism: Implications for music therapy publication guidelines. <text:span text:style-name="T13">Music therapy perspectives</text:span>, 30(2), 167-175.</text:p>
      <text:p text:style-name="P6">• Wheeler, D., Williams, K., Seida, J., &amp; Ospina, M. (2008). The Cochrane Library and autism spectrum disorder: an overview of reviews. <text:span text:style-name="T13">Evidence‐Based Child Health: A Cochrane Review Journal</text:span>, 3(1), 3-15.</text:p>
      <text:p text:style-name="P12">N-acetylcysteine</text:p>
      <text:p text:style-name="P3">Description</text:p>
      <text:p text:style-name="P5">N-acetylcysteine (NAC) is a derivative of the amino acid cysteine and serves as a precursor to glutathione, an essential antioxidant in the body. NAC has been explored as a therapeutic option for various psychiatric and neurological conditions due to its antioxidant properties and its role in modulating the glutamatergic and dopaminergic systems. It is typically administered orally, in tablet or capsule form. </text:p>
      <text:p text:style-name="P3"/>
      <text:p text:style-name="P3">Application in ASD: targeted symptoms and outcomes</text:p>
      <text:p text:style-name="P1">NAC is used in ASD primarily to treat behavioural symptoms and oxidative stress, which are thought to contribute to the pathophysiology of the disorder. It is intended to be used in conjunction with conventional therapies to improve overall treatment outcomes, such as:</text:p>
      <text:p text:style-name="P1">- <text:span text:style-name="T10">Behavior</text:span> (irritability and Aggression ; repetitive behaviours),</text:p>
      <text:p text:style-name="P1">- <text:span text:style-name="T10">Social and communication deficits </text:span>(secondary to the reduction in irritability and repetitive behaviour, which can otherwise interfere with social engagement).</text:p>
      <text:p text:style-name="P1"/>
      <text:p text:style-name="P3">Underlying mechanisms of action</text:p>
      <text:p text:style-name="P1">- <text:span text:style-name="T10">Antioxidant properties</text:span>: replenishment of intracellular glutathione levels, reduction of oxidative stress, which may help restore cellular function and reduce inflammation. </text:p>
      <text:p text:style-name="P1">- <text:span text:style-name="T10">Glutamatergic modulation</text:span>: Contribution to the normalisation of glutamate activity (excess of which is associated with neurotoxicity and behavioural abnormalities), which may reduce repetitive behaviour and irritability.</text:p>
      <text:p text:style-name="P1">- <text:span text:style-name="T10">Anti-inflammatory effects</text:span>: potential behavioural and cognitive improvements </text:p>
      <text:p text:style-name="P1"/>
      <text:p text:style-name="P3">Additional ressources</text:p>
      <text:p text:style-name="P8">• Brondino, N., Fusar-Poli, L., Rocchetti, M., Provenzani, U., Barale, F., &amp; Politi, P. (2015). Complementary and alternative therapies for autism spectrum disorder. <text:span text:style-name="T13">Evidence-Based Complementary and Alternative Medicine</text:span>.</text:p>
      <text:p text:style-name="P9">• DeFilippis, M. (2018). The use of complementary alternative medicine in children and adolescents with autism spectrum disorder. <text:span text:style-name="T13">Psychopharmacology bulletin</text:span>, 48(1), 40.</text:p>
      <text:p text:style-name="P6"/>
      <text:p text:style-name="P12">Oxytocin</text:p>
      <text:p text:style-name="P3">Description</text:p>
      <text:p text:style-name="P5">Oxytocin is a neuropeptide hormone involved in social bonding, trust and emotional regulation. It is naturally produced in the hypothalamus and released into the bloodstream and brain, influencing various aspects of social behaviour.</text:p>
      <text:p text:style-name="P5">It is mainly administered intranasally in clinical settings to target the central nervous system directly. </text:p>
      <text:p text:style-name="P3"/>
      <text:p text:style-name="P3">Application in ASD: targeted symptoms and outcomes</text:p>
      <text:p text:style-name="P1">Because of its significant role in social cognition and behaviour, oxytocin has been studied as a potential therapeutic agent for ASD, with a view to improving social functioning. </text:p>
      <text:p text:style-name="P1">Nasal administration allows oxytocin to cross the blood-brain barrier more efficiently, facilitating its action on brain regions involved in social cognition. </text:p>
      <text:p text:style-name="P1">It targets symptoms as:</text:p>
      <text:p text:style-name="P1">- <text:span text:style-name="T10">Communication and</text:span> <text:span text:style-name="T10">social interaction</text:span>: through eye contact, social reciprocity and the ability to understand and interpret social signals. </text:p>
      <text:p text:style-name="P1">- <text:span text:style-name="T10">Emotional regulation</text:span>: by reducing anxiety symptoms and improving mood (which can indirectly improve social functioning and overall quality of life). </text:p>
      <text:p text:style-name="P1"/>
      <text:p text:style-name="P3">Underlying mechanisms of action</text:p>
      <text:p text:style-name="P1">- <text:span text:style-name="T10">Social Salience Hypothesis</text:span>: <text:s/>it is thought that increased sensitivity to social stimuli makes social interactions more rewarding and engaging, thereby enhancing motivation and social interaction. </text:p>
      <text:p text:style-name="P1">- <text:span text:style-name="T10">Neurotransmitter</text:span> <text:span text:style-name="T10">Systems </text:span>(dopaminergic and serotonergic systems in particular, involved in social behaviour and mood regulation): modulation of these systems could improve social cognition and emotional responses </text:p>
      <text:p text:style-name="P1">- <text:span text:style-name="T10">Stress and Anxiety </text:span>(anxiolytic effects): a reduction in anxiety could encourage greater social engagement and reduce avoidance behaviours. </text:p>
      <text:p text:style-name="P1"/>
      <text:p text:style-name="P3">Additional ressources</text:p>
      <text:p text:style-name="P8">• Brondino, N., Fusar-Poli, L., Rocchetti, M., Provenzani, U., Barale, F., &amp; Politi, P. (2015). Complementary and alternative therapies for autism spectrum disorder. <text:span text:style-name="T13">Evidence-Based Complementary and Alternative Medicine</text:span>.</text:p>
      <text:p text:style-name="P8">• DeFilippis, M. (2018). The use of complementary alternative medicine in children and adolescents with autism spectrum disorder. <text:span text:style-name="T13">Psychopharmacology bulletin</text:span>, 48(1), 40.</text:p>
      <text:p text:style-name="P9">• Höfer, J., Hoffmann, F., &amp; Bachmann, C. (2017). Use of complementary and alternative medicine in children and adolescents with autism spectrum disorder: A systematic review. <text:span text:style-name="T13">Autism</text:span>, 21(4), 387-402.</text:p>
      <text:p text:style-name="P6"/>
      <text:p text:style-name="P12">Physical activity</text:p>
      <text:p text:style-name="P3">Description</text:p>
      <text:p text:style-name="P5">Physical activity encompasses any bodily movement produced by skeletal muscles and requiring the expenditure of energy, including exercise, sport, dance and play. Physical activity has been widely studied as a complementary therapy for a variety of conditions. The programmes offered may be structured or unstructured, and are adapted to the individual's abilities and preferences. These interventions often include aerobic, strength and flexibility exercises, as well as activities that promote motor coordination. Group activities, such as team sports or dance classes, are also common, as they provide opportunities for social interaction and structured environments conducive to skill development.</text:p>
      <text:p text:style-name="P3"/>
      <text:p text:style-name="P3">Application in ASD: targeted symptoms and outcomes</text:p>
      <text:p text:style-name="P1">Physical activity interventions aim to harness the psychological and physiological benefits of exercise to improve the overall quality of life of people with ASD and to reduce symptoms or target outcomes as:</text:p>
      <text:p text:style-name="P1">- <text:span text:style-name="T10">Social interaction and communication</text:span>: activities that require teamwork, cooperation and social engagement can improve social behaviours and reduce social anxiety</text:p>
      <text:p text:style-name="P1">- <text:span text:style-name="T10">Repetitive behaviors and stereotypies</text:span>: physical activity can provide an alternative outlet for energy and help redirect attention from repetitive actions to intentional movement</text:p>
      <text:p text:style-name="P1">- <text:span text:style-name="T10">Cognitive function and executive functioning</text:span> (e.g. attention, working memory, inhibitory control): these cognitive benefits can then be transferred to everyday life and lead to improved academic performance. </text:p>
      <text:p text:style-name="P1">- <text:span text:style-name="T10">Emotional and behavioral regulation</text:span>: regular physical activity can improve mood and reduce symptoms of anxiety and depression. It can help relieve stress through the release of neurochemicals (e.g. endorphins). </text:p>
      <text:p text:style-name="P1">- <text:span text:style-name="T10">Motor skills and physical fitness</text:span>: these direct outcomes of interventions contribute to overall physical health.</text:p>
      <text:p text:style-name="P1"/>
      <text:p text:style-name="P3">Underlying mechanisms of action </text:p>
      <text:p text:style-name="P1">- <text:span text:style-name="T10">Neurobiological changes</text:span>: induced neuroplasticity and increased production of brain-derived neurotrophic factor (BDNF), which promotes neuronal growth and connectivity. </text:p>
      <text:p text:style-name="P1">- <text:span text:style-name="T10">Stress and anxiety</text:span>: reduced levels of cortisol (stress hormone) and increased <text:s/>production of endorphins and serotonin (relaxation and well-being) ; lower levels of anxiety associated with <text:s/>greater social engagement and reduced avoidance behaviour.</text:p>
      <text:p text:style-name="P1">- <text:span text:style-name="T10">Social Learning</text:span>: opportunities offered by group activities that encourage communication, cooperation and the development of social norms and behaviours.</text:p>
      <text:p text:style-name="P1">- <text:span text:style-name="T10">Self-Regulation</text:span>: Regular physical activity potentially helping to strengthen executive functions and providing structured routines that can develop more effective management of behaviours and responses. </text:p>
      <text:p text:style-name="P1"/>
      <text:p text:style-name="P3">Additional ressources</text:p>
      <text:p text:style-name="P6">• Brondino, N., Fusar-Poli, L., Rocchetti, M., Provenzani, U., Barale, F., &amp; Politi, P. (2015). Complementary and alternative therapies for autism spectrum disorder. <text:span text:style-name="T13">Evidence-Based Complementary and Alternative Medicine</text:span>.</text:p>
      <text:p text:style-name="P6">• Bremer, E., Crozier, M., &amp; Lloyd, M. (2016). A systematic review of the behavioural outcomes following exercise interventions for children and youth with autism spectrum disorder. <text:span text:style-name="T13">Autism</text:span>, 20(8), 899-915.</text:p>
      <text:p text:style-name="P6">• DeFilippis, M. (2018). The use of complementary alternative medicine in children and adolescents with autism spectrum disorder. <text:span text:style-name="T13">Psychopharmacology Bulletin</text:span>, 48(1), 40.</text:p>
      <text:p text:style-name="P12">Probiotics</text:p>
      <text:p text:style-name="P3">Description</text:p>
      <text:p text:style-name="P5">Probiotics are living micro-organisms. When present in sufficient quantities, they maintain the microbial balance of the intestine (by modulating the activity of the intestinal immune system, reinforcing the intestinal mucosal barrier and exerting direct antimicrobial effects), thereby promoting the intestinal health of their host. They are generally found in fermented foods and food supplements. </text:p>
      <text:p text:style-name="P5">The gut-brain axis, a two-way communication system, is the focus of research into how probiotics can influence neurological and psychological conditions. </text:p>
      <text:p text:style-name="P3"/>
      <text:p text:style-name="P3">Application in ASD: targeted symptoms and outcomes</text:p>
      <text:p text:style-name="P1">In the context of ASD, probiotics are used as a complementary therapy to target gastrointestinal symptoms (e.g. constipation, diarrhoea, abdominal pain), which can exacerbate behavioural symptoms). Relieving these symptoms can have an impact on behavioural and cognitive outcomes:</text:p>
      <text:p text:style-name="P1">- <text:span text:style-name="T10">Gastrointestinal symptoms</text:span>: improved gastrointestinal health, combined with reduced discomfort and pain, can lead to improved overall well-being.</text:p>
      <text:p text:style-name="P1">- <text:span text:style-name="T10">Behavioral symptoms</text:span>: by reducing gastrointestinal discomfort, probiotics can indirectly influence behaviour (irritability, hyperactivity, repetitive behaviour). <text:s/></text:p>
      <text:p text:style-name="P1">- <text:span text:style-name="T10">Cognitive function and communication</text:span>: it is assumed that the benefits derive from the interaction between the intestinal microbiota and brain function via the gut-brain axis. </text:p>
      <text:p text:style-name="P1"/>
      <text:p text:style-name="P3">Underlying mechanisms of action</text:p>
      <text:p text:style-name="P1">- <text:span text:style-name="T10">Modulation of gut microbiota</text:span>: the composition and function of the intestinal microbiota are modified by promoting the growth of beneficial bacteria and suppressing harmful bacteria. This modulation can reduce inflammation and improve the function of the intestinal barrier, thereby helping to maintain overall health. </text:p>
      <text:p text:style-name="P1">- <text:span text:style-name="T10">Reduction of gut inflammation</text:span>: improved intestinal health can contribute to improved behaviour. </text:p>
      <text:p text:style-name="P1">- <text:span text:style-name="T10">Gut-brain axis communication</text:span>: influence on the communication network and the complex interactions between the intestinal microbiota, the immune system and the central nervous system, through the production of neurotransmitters (e.g. serotonin, GABA), likely to affect mood and behaviour.</text:p>
      <text:p text:style-name="P1">- <text:span text:style-name="T10">Immune system regulation</text:span>: potential reduction in systemic inflammation and immune dysregulation, with a possible positive impact on brain health and behaviour. </text:p>
      <text:p text:style-name="P1"/>
      <text:p text:style-name="P3">Additional ressources</text:p>
      <text:p text:style-name="P6">• Brondino, N., Fusar-Poli, L., Rocchetti, M., Provenzani, U., Barale, F., &amp; Politi, P. (2015). Complementary and alternative therapies for autism spectrum disorder. <text:span text:style-name="T13">Evidence-Based Complementary and Alternative Medicine</text:span>.</text:p>
      <text:p text:style-name="P6">• DeFilippis, M. (2018). The use of complementary alternative medicine in children and adolescents with autism spectrum disorder. <text:span text:style-name="T13">Psychopharmacology Bulletin</text:span>, 48(1), 40.</text:p>
      <text:p text:style-name="P6"/>
      <text:p text:style-name="P12">Omega-3 / Polyunsaturated Fatty Acids (PUFAs)</text:p>
      <text:p text:style-name="P3">Description</text:p>
      <text:p text:style-name="P5">Omega-3 polyunsaturated fatty acids (PUFAs) are essential fatty acids that play a crucial role in brain function and development. These fatty acids cannot be synthesised by the human body and must be obtained through diet or supplementation. They are found in high concentrations in fish oil, linseed oil and certain types of seaweed.</text:p>
      <text:p text:style-name="P3"/>
      <text:p text:style-name="P3">Application in ASD: targeted symptoms and outcomes</text:p>
      <text:p text:style-name="P1">The rationale for omega-3 supplementation in ASD is based on the essential role these fatty acids play in brain structure and function, as well as their anti-inflammatory properties, which raises questions about potential effects on :</text:p>
      <text:p text:style-name="P1">- <text:span text:style-name="T10">Behavioral Symptoms</text:span>: hyperactivity, lethargy, stereotypies. </text:p>
      <text:p text:style-name="P1">- <text:span text:style-name="T10">Cognitive Function and Social Interaction</text:span>: attention, executive function, social interaction skills. </text:p>
      <text:p text:style-name="P1">- <text:span text:style-name="T10">Overall Symptom Severity</text:span>.</text:p>
      <text:p text:style-name="P1"/>
      <text:p text:style-name="P3">Underlying mechanisms of action</text:p>
      <text:p text:style-name="P1">- <text:span text:style-name="T10">Anti-inflammatory properties</text:span>: A reduction in inflammation may contribute to a reduction in symptoms. </text:p>
      <text:p text:style-name="P1">- <text:span text:style-name="T10">Neurodevelopmental support</text:span>: Omega-3 PUFAs are essential for brain development and function. Docosahexaenoic acid (DHA), in particular, is a major structural component of brain cell membranes and is involved in neurogenesis, synaptogenesis and the maintenance of neuronal function </text:p>
      <text:p text:style-name="P1">- <text:span text:style-name="T10">Modulation of neurotransmission</text:span>: Action on the production and function of neurotransmitters (e.g. serotonin and dopamine), involved in mood regulation and cognitive processes.</text:p>
      <text:p text:style-name="P1">- <text:span text:style-name="T10">Cell Membrane fluidity</text:span>: improvement of cell communication and function, which may have a positive effect on brain function and behaviour. </text:p>
      <text:p text:style-name="P1"/>
      <text:p text:style-name="P3">Additional ressources</text:p>
      <text:p text:style-name="P6">• Brondino, N., Fusar-Poli, L., Rocchetti, M., Provenzani, U., Barale, F., &amp; Politi, P. (2015). Complementary and alternative therapies for autism spectrum disorder. <text:span text:style-name="T13">Evidence-Based Complementary and Alternative Medicine</text:span>.</text:p>
      <text:p text:style-name="P6">• DeFilippis, M. (2018). The use of complementary alternative medicine in children and adolescents with autism spectrum disorder. <text:span text:style-name="T13">Psychopharmacology Bulletin</text:span>, 48(1), 40.</text:p>
      <text:p text:style-name="P6"/>
      <text:p text:style-name="P6"/>
      <text:p text:style-name="P12">Repetitive Transcranial Magnetic Stimulation (rTMS)</text:p>
      <text:p text:style-name="P3">Description</text:p>
      <text:p text:style-name="P5">Repetitive transcranial magnetic stimulation (rTMS) is a non-invasive neuromodulation technique that uses electromagnetic fields to induce electrical currents in specific brain regions. The technique involves delivering repetitive magnetic pulses to the scalp, which can stimulate or inhibit neuronal activity depending on the frequency and pattern of the pulses. rTMS has been studied as a potential treatment for various neurological and psychiatric conditions. </text:p>
      <text:p text:style-name="P3"/>
      <text:p text:style-name="P3">Application in ASD: targeted symptoms and outcomes</text:p>
      <text:p text:style-name="P1">In the context of ASD, the underlying hypothesis is that abnormalities in brain connectivity and neural network function contribute to symptoms. As a result, rTMS is used to modulate and normalise brain activity in order to improve symptoms such as:</text:p>
      <text:p text:style-name="P1">- <text:span text:style-name="T10">Social Communication and Interaction</text:span>.</text:p>
      <text:p text:style-name="P1">- <text:span text:style-name="T10">Repetitive and stereotyped behaviours</text:span>. </text:p>
      <text:p text:style-name="P1">- <text:span text:style-name="T10">Irritability and Hyperactivity</text:span>.</text:p>
      <text:p text:style-name="P1"/>
      <text:p text:style-name="P3">Underlying mechanisms of action</text:p>
      <text:p text:style-name="P1">- <text:span text:style-name="T10">Modulation of Cortical Excitability</text:span>: increase or decrease of cortical excitability, thereby normalising abnormal neuronal activity. </text:p>
      <text:p text:style-name="P1">- <text:span text:style-name="T10">Neuroplasticity</text:span>: neuroplastic changes in the brain, promoting the formation of new synapses and the strengthening or weakening of existing synapses. This may lead to long-term changes in brain function and behaviour.</text:p>
      <text:p text:style-name="P1">- <text:span text:style-name="T10">Network Connectivity</text:span>: improvement of the connectivity and function of neural networks involved in social cognition, executive functions and emotion regulation, by targeting specific brain regions.</text:p>
      <text:p text:style-name="P1">- <text:span text:style-name="T10">Neurotransmitter Modulation</text:span>: influence of the release and uptake of neurotransmitters (e.g. glutamate, GABA), which are essential for synaptic transmission and plasticity. These changes may contribute to the modulation of brain activity and behaviour. </text:p>
      <text:p text:style-name="P1"/>
      <text:p text:style-name="P3">Additional ressources</text:p>
      <text:p text:style-name="P7"><text:span text:style-name="T7">• </text:span><text:span text:style-name="T5">Oberman, L. M., Rotenberg, A., &amp; Pascual-Leone, A. (2015). Use of transcranial magnetic stimulation in autism spectrum disorders. </text:span><text:span text:style-name="T11">Journal of autism and developmental disorders</text:span><text:span text:style-name="T5">, </text:span><text:span text:style-name="T11">45</text:span><text:span text:style-name="T5">, 524-536.</text:span></text:p>
      <text:p text:style-name="P6"/>
      <text:p text:style-name="P12">Secretin</text:p>
      <text:p text:style-name="P3">Description</text:p>
      <text:p text:style-name="P5">Secretin is a peptide hormone produced in the small intestine which plays a crucial role in the digestive system by regulating the pH of the small intestine and stimulating the secretion of bicarbonate by the pancreas. </text:p>
      <text:p text:style-name="P3"/>
      <text:p text:style-name="P3">Application in ASD: targeted symptoms and outcomes</text:p>
      <text:p text:style-name="P1">Interest in secretin as a treatment for ASD was sparked by a report suggesting that a child with ASD showed marked improvements in language and behaviour following an infusion of secretin during an endoscopy procedure. </text:p>
      <text:p text:style-name="P1"/>
      <text:p text:style-name="P1">The therapeutic effects are expected on symptoms as:</text:p>
      <text:p text:style-name="P1">- <text:span text:style-name="T10">Communication and language skills.</text:span></text:p>
      <text:p text:style-name="P1">- <text:span text:style-name="T10">Behavioral symptoms </text:span>: repetitive behaviour, overall behavioural functioning. <text:s text:c="2"/></text:p>
      <text:p text:style-name="P1">- <text:span text:style-name="T10">Gastrointestinal symptoms</text:span>: constipation, diarrhea. </text:p>
      <text:p text:style-name="P1"/>
      <text:p text:style-name="P3">Underlying mechanisms of action</text:p>
      <text:p text:style-name="P1">- <text:span text:style-name="T10">Neuromodulation</text:span>: it could influence the central nervous system by modulating neurotransmitter systems, particularly those involving neuropeptides (e.g. oxytocin, vasopressin), associated with social behaviour and communication. </text:p>
      <text:p text:style-name="P1">- <text:span text:style-name="T10">Gastrointestinal-brain axis</text:span>: improving gastrointestinal function could indirectly influence behaviour and cognitive function (reducing discomfort and distress <text:s/>could lead to improvements in behaviour and social interaction). </text:p>
      <text:p text:style-name="P1">- <text:span text:style-name="T10">Direct neurobiological effects</text:span>: on brain regions involved in social and communicative behaviour (hypothesis of modulation of neuronal activity in areas such as the amygdala and frontal cortex) </text:p>
      <text:p text:style-name="P1"/>
      <text:p text:style-name="P3">Additional ressources</text:p>
      <text:p text:style-name="P6">• DeFilippis, M. (2018). The use of complementary alternative medicine ins children and adolescents with autism spectrum disorder. <text:span text:style-name="T13">Psychopharmacology Bulletin</text:span>, 48(1), 40.</text:p>
      <text:p text:style-name="P6">• Goin-Kochel, R. P., Mackintosh, V. H., &amp; Myers, B. J. (2009). Parental reports on the efficacy of treatments and therapies for their children with autism spectrum disorders. <text:span text:style-name="T13">Research in Autism Spectrum Disorders</text:span>, 3(2), 528-537.</text:p>
      <text:p text:style-name="P6">• Wheeler, D., Williams, K., Seida, J., &amp; Ospina, M. (2008). The Cochrane Library and autism spectrum disorder: an overview of reviews. <text:span text:style-name="T13">Evidence‐Based Child Health: A Cochrane Review Journal</text:span>, 3(1), 3-15.</text:p>
      <text:p text:style-name="P10"/>
      <text:p text:style-name="P12">Sensory integration therapy</text:p>
      <text:p text:style-name="P3">Description</text:p>
      <text:p text:style-name="P5">Sensory Integration Therapy (SIT) is an intervention designed to help people with sensory processing problems, which are common in ASD. It was developed by occupational therapist Anna Jean Ayres and is based on the principle that difficulties in processing and integrating sensory information can lead to problems in daily functioning, behaviour and social interactions. SIT aims to improve the brain's ability to process sensory information (from the body and the environment) so that individuals can respond to sensory stimuli more appropriately. These therapies include, for example, auditory integration training (AIT). </text:p>
      <text:p text:style-name="P3"/>
      <text:p text:style-name="P3">Application in ASD: targeted symptoms and outcomes</text:p>
      <text:p text:style-name="P1">In the context of ASDs, SIT involves a variety of activities designed to stimulate the sensory systems (vision, touch, smell, taste, hearing, vestibular, proprioceptive), in a structured and repetitive way. </text:p>
      <text:p text:style-name="P1"/>
      <text:p text:style-name="P1">- <text:span text:style-name="T10">Sensory Processing Issues</text:span>: reducing extreme reactions (people with ASDs are often hyper- or hyposensitive to sensory stimuli, which can manifest itself as over- or under-reacting to sensory stimuli). </text:p>
      <text:p text:style-name="P1">- <text:span text:style-name="T10">Behavioral Regulation</text:span>: improved sensory processing skills can limit disruptive behaviours resulting from sensory overload or seeking. </text:p>
      <text:p text:style-name="P1">- <text:span text:style-name="T10">Motor Skills</text:span>: improved fine and gross motor skills, thanks to better coordination and body awareness.</text:p>
      <text:p text:style-name="P1">- <text:span text:style-name="T10">Social Skills and Communication</text:span> : improvement as a result of reduced sensory distress and improved attention and engagement. </text:p>
      <text:p text:style-name="P1"/>
      <text:p text:style-name="P3">Underlying mechanisms of action</text:p>
      <text:p text:style-name="P1">- <text:span text:style-name="T10">Neural Plasticity</text:span>: SIT relies on the brain's ability to reorganise itself by forming new neuronal connections. By providing controlled sensory input in a structured way, it aims to improve the brain's ability to process and integrate sensory information more effectively. </text:p>
      <text:p text:style-name="P1">- <text:span text:style-name="T10">Better-adapted responses</text:span>: through the targeting and repetition of sensory stimuli helps to develop better-adapted responses, and consequently more appropriate and more functional behaviours. </text:p>
      <text:p text:style-name="P1">- <text:span text:style-name="T10">Behavioral Conditioning</text:span>: use of positive reinforcement to encourage desirable behaviours and responses to sensory stimuli. </text:p>
      <text:p text:style-name="P1"/>
      <text:p text:style-name="P3">Additional ressources</text:p>
      <text:p text:style-name="P6">• Brondino, N., Fusar-Poli, L., Rocchetti, M., Provenzani, U., Barale, F., &amp; Politi, P. (2015). Complementary and alternative therapies for autism spectrum disorder. <text:span text:style-name="T13">Evidence-Based Complementary and Alternative Medicine</text:span>.</text:p>
      <text:p text:style-name="P6">• Wheeler, D., Williams, K., Seida, J., &amp; Ospina, M. (2008). The Cochrane Library and autism spectrum disorder: an overview of reviews. <text:span text:style-name="T13">Evidence‐Based Child Health: A Cochrane Review Journal</text:span>, 3(1), 3-15.</text:p>
      <text:p text:style-name="P6"/>
      <text:p text:style-name="P12">Transcranial direct current stimulation tDCS</text:p>
      <text:p text:style-name="P3">Description</text:p>
      <text:p text:style-name="P5">Transcranial direct current stimulation (tDCS) is a non-invasive brain stimulation technique. It involves delivering a low-intensity electrical current to the brain via electrodes placed on the scalp in order to modulate neuronal excitability (neuromodulation). There are two types of stimulation: anodal (which increases the activity of neurons) and cathodal (which reduces or inhibits their activity).</text:p>
      <text:p text:style-name="P5"><text:s/></text:p>
      <text:p text:style-name="P3">Application in ASD: targeted symptoms and outcomes</text:p>
      <text:p text:style-name="P1">tDCS has been investigated for its potential to reduce various symptoms associated with neuropsychiatric conditions, and with ASD:</text:p>
      <text:p text:style-name="P1">- <text:span text:style-name="T10">Social Communication and Interaction</text:span>: The dorsolateral prefrontal cortex (DLPFC) is involved in social cognition.</text:p>
      <text:p text:style-name="P1">- <text:span text:style-name="T10">Repetitive Behaviors</text:span>: the DLPFC is also involved in motor planning, organization, and regulation/inhibition. </text:p>
      <text:p text:style-name="P1">- <text:span text:style-name="T10">Cognitive and sensory Functions</text:span>: the DLPFC is also involved in working memory, attention and cognitive flexibility. </text:p>
      <text:p text:style-name="P1"/>
      <text:p text:style-name="P3">Underlying mechanisms of action</text:p>
      <text:p text:style-name="P5">- <text:span text:style-name="T10">Modulation of cortical excitability</text:span>: tDCS works by altering the neuronal membrane potential, which affects the probability of neurons firing. </text:p>
      <text:p text:style-name="P5">- <text:span text:style-name="T10">Regulation of neurotransmitter systems</text:span>: tDCS acts on levels of neurotransmitters such as GABA (inhibitory) and glutamate (excitatory), helping to restore balance in disrupted neuronal networks.</text:p>
      <text:p text:style-name="P5">- <text:span text:style-name="T10">Neuronal and synaptic plasticity</text:span>: reorganisation of defective neuronal circuits.</text:p>
      <text:p text:style-name="P1"><text:span text:style-name="T2">- </text:span><text:span text:style-name="T3">Improved functional connectivity</text:span><text:span text:style-name="T2">: may facilitate better integration of information.</text:span></text:p>
      <text:p text:style-name="P1"><text:span text:style-name="T2"/></text:p>
      <text:p text:style-name="P3">Additional ressources</text:p>
      <text:p text:style-name="P7"><text:span text:style-name="T8">• </text:span><text:span text:style-name="T5">Sousa, B., Martins, J., Castelo-Branco, M., &amp; Gonçalves, J. (2022). Transcranial direct current stimulation as an approach to mitigate neurodevelopmental disorders affecting excitation/inhibition balance: Focus on autism spectrum disorder, schizophrenia, and attention deficit/hyperactivity disorder. </text:span><text:span text:style-name="T6">Journal of Clinical Medicine</text:span><text:span text:style-name="T5">, </text:span><text:span text:style-name="T6">11</text:span><text:span text:style-name="T5">(10), 2839.</text:span></text:p>
      <text:p text:style-name="P7"><text:span text:style-name="T8">• </text:span><text:span text:style-name="T5">Qiu, J., Kong, X., Li, J., Yang, J., Huang, Y., Huang, M., ... &amp; Kong, J. (2021). Transcranial direct current stimulation (tDCS) over the left dorsal lateral prefrontal cortex in children with autism spectrum disorder (ASD). </text:span><text:span text:style-name="T11">Neural Plasticity</text:span><text:span text:style-name="T5">, </text:span><text:span text:style-name="T11">2021</text:span><text:span text:style-name="T5">(1), 6627507.</text:span></text:p>
      <text:p text:style-name="P12">Vasopressin</text:p>
      <text:p text:style-name="P3">Description</text:p>
      <text:p text:style-name="P5">Vasopressin is a neuropeptide known primarily for its role in regulating water balance and blood pressure. In addition to its physiological functions, vasopressin plays a crucial role in social behaviour, including bonding, violent behaviour and communication. Vasopressin exerts its effects primarily via V1a and V1b receptors, which are distributed in brain regions involved in social behaviour, such as the amygdala, hypothalamus and ventral pallidum. </text:p>
      <text:p text:style-name="P3"/>
      <text:p text:style-name="P3">Application in ASD: targeted symptoms and outcomes</text:p>
      <text:p text:style-name="P1">- <text:span text:style-name="T10">Social Communication and Interaction</text:span>: social responsiveness and social anxiety </text:p>
      <text:p text:style-name="P1">- <text:span text:style-name="T10">Violent behaviour and Irritability</text:span>: Given the role of vasopressin in regulating aggression, its use in ASD could also extend to the management of irritability and aggressive behaviours. </text:p>
      <text:p text:style-name="P1"/>
      <text:p text:style-name="P3">Underlying mechanisms of action</text:p>
      <text:p text:style-name="P1">- <text:span text:style-name="T10">Regulation of Social Behaviors</text:span>: Vasopressin modulates social behaviour by binding to specific receptors in the brain. In ASD, abnormalities in vasopressin signalling may contribute to deficits in social interaction and communication.</text:p>
      <text:p text:style-name="P1">- <text:span text:style-name="T10">Influence on Neural Circuits</text:span> <text:span text:style-name="T10">involved in social cognition, emotional processing and stress responses </text:span>: Dysregulation of vasopressinergic pathways may disrupt the development and function of these neural circuits, and thus alter social behaviour.</text:p>
      <text:p text:style-name="P1">- <text:span text:style-name="T10">Interaction with Oxytocin</text:span>: Vasopressin and oxytocin, another neuropeptide, share structural similarities and interact closely in the regulation of social behaviour. Vasopressin may modulate oxytocinergic effect. </text:p>
      <text:p text:style-name="P1"/>
      <text:p text:style-name="P3">Additional ressources</text:p>
      <text:p text:style-name="P6"><text:span text:style-name="T9">• </text:span>Jiang CC, Lin LS, Long S, Ke XY, Fukunaga K, Lu YM, Han F. Signalling pathways in autism spectrum disorder: mechanisms and therapeutic implications. <text:span text:style-name="T13">Signal Transduct Target Ther</text:span>. 2022 Jul 11;7(1):229. doi: 10.1038/s41392-022-01081-0. PMID: 35817793; PMCID: PMC9273593.</text:p>
      <text:p text:style-name="P6"><text:span text:style-name="T9">• </text:span>Umbricht D, Del Valle Rubido M, Hollander E, McCracken JT, Shic F, Scahill L, Noeldeke J, Boak L, Khwaja O, Squassante L, Grundschober C, Kletzl H, Fontoura P. A Single Dose, Randomized, Controlled Proof-Of-Mechanism Study of a Novel Vasopressin 1a Receptor Antagonist (RG7713) in High-Functioning Adults with Autism Spectrum Disorder. <text:span text:style-name="T13">Neuropsychopharmacology</text:span>. 2017 Aug;42(9):1914-1923. doi: 10.1038/npp.2016.232. Epub 2016 Oct 6. Erratum in: <text:span text:style-name="T13">Neuropsychopharmacology</text:span>. 2017 Aug;42(9):1924. doi: 10.1038/npp.2017.92. PMID: 27711048; PMCID: PMC5520775.</text:p>
      <text:p text:style-name="P6"/>
      <text:p text:style-name="P12">Vitamin D</text:p>
      <text:p text:style-name="P3">Description</text:p>
      <text:p text:style-name="P5">Vitamin D is an essential nutrient for general health, acquired mainly through exposure to sunlight and diet, and known for its essential functions in bone health.</text:p>
      <text:p text:style-name="P5">Beyond its traditional functions, new research is highlighting its involvement in various physiological processes, including immune regulation, neuroprotection and neurodevelopment.</text:p>
      <text:p text:style-name="P3"/>
      <text:p text:style-name="P3">Application in ASD: targeted symptoms and outcomes</text:p>
      <text:p text:style-name="P1">As it is involved in brain development and immune function, Vitamin D could play a role in ASD. It interacts with receptors present in various regions of the brain, associated with social behaviour, cognition and motor functions. It influences the expression of genes involved in neurodevelopment, immune responses and neuroprotection, which may help modulate the neuronal pathways involved in ASD.</text:p>
      <text:p text:style-name="P1">- <text:span text:style-name="T10">Social Communication and Interaction: v</text:span><text:span text:style-name="T12">erbal and non verbal communication, avoidance behaviour</text:span></text:p>
      <text:p text:style-name="P1">- <text:span text:style-name="T10">Behavioral Symptoms :</text:span> irritability, hyperactivity, repetitive and stereotyped behaviour.</text:p>
      <text:p text:style-name="P1"/>
      <text:p text:style-name="P3">Underlying mechanisms of action</text:p>
      <text:p text:style-name="P1">- <text:span text:style-name="T10">Neuroprotection and Neurodevelopment</text:span>: Vitamin D receptors are widely distributed in the central nervous system, suggesting its direct involvement in brain development and function. vitamin D could promote neuroprotection by reducing oxidative stress, enhancing neurotrophic support and regulating neurotransmitter systems crucial for cognitive and behavioural functions affected by ASD.</text:p>
      <text:p text:style-name="P1">- <text:span text:style-name="T10">Regulation of Gene Expression</text:span>: VVitamin D regulates the expression of numerous genes involved in neurological development, synaptic plasticity and immune response.</text:p>
      <text:p text:style-name="P1">- <text:span text:style-name="T10">Anti-inflammatory and immunomodulatory effects</text:span>: Vitamin D has anti-inflammatory and immunomodulatory properties, relevant to ASD which may involve immune dysregulation.</text:p>
      <text:p text:style-name="P1">- <text:span text:style-name="T10">Anti-oxidant effects</text:span>: Activated vitamin D (calcitriol) can increase levels of a major antioxidant (glutathione). </text:p>
      <text:p text:style-name="P1"/>
      <text:p text:style-name="P1"/>
      <text:p text:style-name="P3">Additional ressources</text:p>
      <text:p text:style-name="P7"><text:span text:style-name="T8">• </text:span><text:span text:style-name="T5">Kittana, M., Ahmadani, A., Stojanovska, L., &amp; Attlee, A. (2021). The role of vitamin D supplementation in children with autism spectrum disorder: a narrative review. </text:span><text:span text:style-name="T11">Nutrients</text:span><text:span text:style-name="T5">, </text:span><text:span text:style-name="T11">14</text:span><text:span text:style-name="T5">(1), 26.</text:span></text:p>
      <text:p text:style-name="P7"><text:span text:style-name="T8">• </text:span><text:span text:style-name="T5">Wang, J., Huang, H., Liu, C., Zhang, Y., Wang, W., Zou, Z., ... &amp; Liu, Y. (2022). Research progress on the role of vitamin D in autism spectrum disorder. </text:span><text:span text:style-name="T6">Frontiers in Behavioral Neuroscience</text:span><text:span text:style-name="T5">, </text:span><text:span text:style-name="T6">16</text:span><text:span text:style-name="T5">, 8591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Arial1" svg:font-family="Arial, sans-serif"/>
    <style:font-face style:name="OpenSymbol" svg:font-family="OpenSymbol"/>
    <style:font-face style:name="webkit-standard" svg:font-family="webkit-standard"/>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 Boisseleau</meta:initial-creator>
    <meta:creation-date>2024-06-16T10:31:59</meta:creation-date>
    <dc:date>2024-07-13T16:31:04</dc:date>
    <dc:creator>Laure Boisseleau</dc:creator>
    <meta:editing-duration>PT21H8M43S</meta:editing-duration>
    <meta:editing-cycles>382</meta:editing-cycles>
    <meta:generator>OpenOffice/4.1.14$Unix OpenOffice.org_project/4114m1$Build-9811</meta:generator>
    <meta:document-statistic meta:table-count="0" meta:image-count="0" meta:object-count="0" meta:page-count="17" meta:paragraph-count="282" meta:word-count="5351" meta:character-count="39404"/>
  </office:meta>
</office:document-meta>
</file>